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98cm" fo:min-width="0.947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315cm" fo:min-width="1.091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229cm" draw:fill="none"/>
    </style:style>
    <style:style style:name="gr5" style:family="graphic" style:parent-style-name="standard">
      <style:graphic-properties draw:textarea-horizontal-align="justify" draw:textarea-vertical-align="middle" draw:auto-grow-height="false" fo:min-height="2.323cm" fo:min-width="1.478cm"/>
      <style:paragraph-properties style:writing-mode="lr-tb"/>
    </style:style>
    <style:style style:name="gr6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391cm" fo:min-width="1.594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361cm" fo:min-width="0.493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88cm" fo:min-width="0.92cm" fo:padding-top="0.137cm" fo:padding-bottom="0.137cm" fo:padding-left="0.262cm" fo:padding-right="0.262cm"/>
      <style:paragraph-properties style:writing-mode="lr-tb"/>
    </style:style>
    <style:style style:name="gr10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8cm" fo:min-width="0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67cm" fo:min-width="1.091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254cm" fo:min-width="1.487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8cm" fo:min-width="1.085cm" fo:padding-top="0.137cm" fo:padding-bottom="0.137cm" fo:padding-left="0.262cm" fo:padding-right="0.262cm"/>
      <style:paragraph-properties style:writing-mode="lr-tb"/>
    </style:style>
    <style:style style:name="gr14" style:family="graphic" style:parent-style-name="objectwithoutfill">
      <style:graphic-properties draw:marker-end="" draw:marker-end-width="0.229cm" draw:fill="none"/>
    </style:style>
    <style:style style:name="gr15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539cm" fo:min-width="1.325cm" fo:padding-top="0.137cm" fo:padding-bottom="0.137cm" fo:padding-left="0.262cm" fo:padding-right="0.262cm"/>
      <style:paragraph-properties style:writing-mode="lr-tb"/>
    </style:style>
    <style:style style:name="gr16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955cm" fo:min-width="0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88cm" fo:min-width="1.085cm" fo:padding-top="0.137cm" fo:padding-bottom="0.137cm" fo:padding-left="0.262cm" fo:padding-right="0.262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25cm" svg:stroke-color="#000000" draw:marker-start-width="0.229cm" draw:marker-end-width="0.229cm" draw:fill="none" draw:fill-color="#eeeeee" draw:textarea-horizontal-align="justify" draw:textarea-vertical-align="middle" draw:auto-grow-height="false" fo:min-height="0.412cm" fo:min-width="2.112cm" fo:padding-top="0.137cm" fo:padding-bottom="0.137cm" fo:padding-left="0.262cm" fo:padding-right="0.262cm"/>
      <style:paragraph-properties style:writing-mode="lr-tb"/>
    </style:style>
    <style:style style:name="gr19" style:family="graphic" style:parent-style-name="standard">
      <style:graphic-properties draw:stroke="none" draw:fill="none" fo:min-height="0.548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="none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5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03cm" svg:height="4.204cm" svg:x="8.996cm" svg:y="3.496cm">
          <text:p text:style-name="P1"><text:span text:style-name="T1">PIL</text:span></text:p>
          <text:p text:style-name="P1"><text:span text:style-name="T1">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15cm" svg:height="0.589cm" svg:x="11.358cm" svg:y="3.77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92cm" svg:height="0.887cm" svg:x="11.015cm" svg:y="3.616cm">
          <draw:text-box>
            <text:p text:style-name="P3"><text:span text:style-name="T2">y.const</text:span></text:p>
          </draw:text-box>
        </draw:frame>
        <draw:line draw:style-name="gr4" draw:text-style-name="P5" draw:layer="layout" svg:x1="10.599cm" svg:y1="4.093cm" svg:x2="11.29cm" svg:y2="4.093cm">
          <text:p/>
        </draw:line>
        <draw:line draw:style-name="gr4" draw:text-style-name="P5" draw:layer="layout" svg:x1="10.605cm" svg:y1="7.391cm" svg:x2="11.296cm" svg:y2="7.391cm">
          <text:p/>
        </draw:line>
        <draw:custom-shape draw:style-name="gr5" draw:text-style-name="P6" draw:layer="layout" svg:width="2.19cm" svg:height="2.785cm" svg:x="13.747cm" svg:y="5.916cm">
          <text:p text:style-name="P6"><text:span text:style-name="T3">build</text:span></text:p>
          <text:p text:style-name="P6"><text:span text:style-name="T3">STARK</text:span></text:p>
          <text:p text:style-name="P6"><text:span text:style-name="T3">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19cm" svg:height="0.569cm" svg:x="11.181cm" svg:y="5.421cm">
          <draw:text-box>
            <text:p text:style-name="P3"><text:span text:style-name="T2">y.starkstruct</text:span></text:p>
          </draw:text-box>
        </draw:frame>
        <draw:line draw:style-name="gr4" draw:text-style-name="P5" draw:layer="layout" svg:x1="9.733cm" svg:y1="7.738cm" svg:x2="9.733cm" svg:y2="8.149cm">
          <text:p/>
        </draw:line>
        <draw:custom-shape draw:style-name="gr7" draw:text-style-name="P6" draw:layer="layout" svg:width="2.32cm" svg:height="2.867cm" svg:x="13.651cm" svg:y="2.74cm">
          <text:p text:style-name="P6"><text:span text:style-name="T3">build constants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017cm" svg:height="0.635cm" svg:x="7.442cm" svg:y="5.19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352cm" svg:height="0.569cm" svg:x="7.285cm" svg:y="5.233cm">
          <draw:text-box>
            <text:p text:style-name="P3"><text:span text:style-name="T2">y.r1cs</text:span></text:p>
          </draw:text-box>
        </draw:frame>
        <draw:line draw:style-name="gr4" draw:text-style-name="P5" draw:layer="layout" svg:x1="8.507cm" svg:y1="5.531cm" svg:x2="9.021cm" svg:y2="5.54cm">
          <text:p/>
        </draw:line>
        <draw:custom-shape draw:style-name="gr9" draw:text-style-name="P2" draw:layer="layout" svg:width="1.444cm" svg:height="0.562cm" svg:x="8.98cm" svg:y="8.24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603cm" svg:height="0.63cm" svg:x="8.857cm" svg:y="8.19cm">
          <draw:text-box>
            <text:p text:style-name="P3"><text:span text:style-name="T2">y.exec</text:span></text:p>
          </draw:text-box>
        </draw:frame>
        <draw:custom-shape draw:style-name="gr11" draw:text-style-name="P2" draw:layer="layout" svg:width="1.615cm" svg:height="0.541cm" svg:x="11.358cm" svg:y="7.08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192cm" svg:height="0.569cm" svg:x="11.015cm" svg:y="7.048cm">
          <draw:text-box>
            <text:p text:style-name="P3"><text:span text:style-name="T2">y.pil</text:span></text:p>
          </draw:text-box>
        </draw:frame>
        <draw:custom-shape draw:style-name="gr12" draw:text-style-name="P7" draw:layer="layout" svg:width="2.011cm" svg:height="0.528cm" svg:x="11.257cm" svg:y="5.4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609cm" svg:height="0.554cm" svg:x="16.498cm" svg:y="7.22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363cm" svg:height="0.887cm" svg:x="16.158cm" svg:y="7.039cm">
          <draw:text-box>
            <text:p text:style-name="P3"><text:span text:style-name="T2">y.starkInfo</text:span></text:p>
          </draw:text-box>
        </draw:frame>
        <draw:line draw:style-name="gr4" draw:text-style-name="P5" draw:layer="layout" svg:x1="15.952cm" svg:y1="7.517cm" svg:x2="16.466cm" svg:y2="7.526cm">
          <text:p/>
        </draw:line>
        <draw:line draw:style-name="gr4" draw:text-style-name="P5" draw:layer="layout" svg:x1="12.999cm" svg:y1="7.391cm" svg:x2="13.69cm" svg:y2="7.391cm">
          <text:p/>
        </draw:line>
        <draw:line draw:style-name="gr14" draw:text-style-name="P5" draw:layer="layout" svg:x1="13.003cm" svg:y1="4.959cm" svg:x2="13.003cm" svg:y2="5.488cm">
          <text:p/>
        </draw:line>
        <draw:line draw:style-name="gr4" draw:text-style-name="P5" draw:layer="layout" svg:x1="12.993cm" svg:y1="4.091cm" svg:x2="13.651cm" svg:y2="4.091cm">
          <text:p/>
        </draw:line>
        <draw:custom-shape draw:style-name="gr15" draw:text-style-name="P7" draw:layer="layout" svg:width="1.849cm" svg:height="0.813cm" svg:x="16.483cm" svg:y="2.966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2.463cm" svg:height="1.205cm" svg:x="16.152cm" svg:y="2.734cm">
          <draw:text-box>
            <text:p text:style-name="P3"><text:span text:style-name="T2">y.verkey</text:span></text:p>
            <text:p text:style-name="P3"><text:span text:style-name="T2">(constRoot)</text:span></text:p>
          </draw:text-box>
        </draw:frame>
        <draw:line draw:style-name="gr4" draw:text-style-name="P5" draw:layer="layout" svg:x1="15.946cm" svg:y1="3.417cm" svg:x2="16.46cm" svg:y2="3.426cm">
          <text:p/>
        </draw:line>
        <draw:custom-shape draw:style-name="gr17" draw:text-style-name="P2" draw:layer="layout" svg:width="1.609cm" svg:height="0.562cm" svg:x="16.495cm" svg:y="4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934cm" svg:height="0.887cm" svg:x="16.346cm" svg:y="4.266cm">
          <draw:text-box>
            <text:p text:style-name="P3"><text:span text:style-name="T2">y.consttree</text:span></text:p>
          </draw:text-box>
        </draw:frame>
        <draw:line draw:style-name="gr4" draw:text-style-name="P5" draw:layer="layout" svg:x1="15.94cm" svg:y1="4.717cm" svg:x2="16.454cm" svg:y2="4.726cm">
          <text:p/>
        </draw:line>
        <draw:line draw:style-name="gr4" draw:text-style-name="P5" draw:layer="layout" svg:x1="12.987cm" svg:y1="4.959cm" svg:x2="13.678cm" svg:y2="4.959cm">
          <text:p/>
        </draw:line>
        <draw:line draw:style-name="gr4" draw:text-style-name="P5" draw:layer="layout" svg:x1="13.021cm" svg:y1="6.547cm" svg:x2="13.712cm" svg:y2="6.547cm">
          <text:p/>
        </draw:line>
        <draw:line draw:style-name="gr14" draw:text-style-name="P5" draw:layer="layout" svg:x1="13.035cm" svg:y1="6.036cm" svg:x2="13.035cm" svg:y2="6.565cm">
          <text:p/>
        </draw:line>
        <draw:frame draw:style-name="gr3" draw:text-style-name="P4" draw:layer="layout" svg:width="3.916cm" svg:height="0.887cm" svg:x="7.829cm" svg:y="2.248cm">
          <draw:text-box>
            <text:p text:style-name="P3"><text:span text:style-name="T2">pil_template.pil.ejs</text:span></text:p>
          </draw:text-box>
        </draw:frame>
        <draw:custom-shape draw:style-name="gr18" draw:text-style-name="P7" draw:layer="layout" svg:width="2.636cm" svg:height="0.686cm" svg:x="8.472cm" svg:y="2.3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814cm" svg:y1="3.041cm" svg:x2="9.814cm" svg:y2="3.479cm">
          <text:p/>
        </draw:line>
        <draw:frame draw:style-name="gr19" draw:text-style-name="P8" draw:layer="layout" svg:width="2.54cm" svg:height="0.798cm" svg:x="16.61cm" svg:y="8.862cm">
          <draw:text-box>
            <text:p><text:span text:style-name="T4">STARK</text:span><text:span text:style-name="T5">y</text:span></text:p>
          </draw:text-box>
        </draw:frame>
        <draw:frame draw:style-name="gr19" draw:text-style-name="P8" draw:layer="layout" svg:width="0.85cm" svg:height="0.798cm" svg:x="7.45cm" svg:y="8.857cm">
          <draw:text-box>
            <text:p><text:span text:style-name="T4">C</text:span><text:span text:style-name="T5">y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17M37S</meta:editing-duration>
    <meta:editing-cycles>40</meta:editing-cycles>
    <meta:generator>LibreOffice/7.3.7.2$Linux_X86_64 LibreOffice_project/30$Build-2</meta:generator>
    <dc:date>2023-01-22T18:43:17.152545214</dc:date>
    <meta:document-statistic meta:object-count="60"/>
  </office:meta>
</office:document-meta>
</file>